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4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7" style:family="table-cell" style:parent-style-name="Default" style:data-style-name="N4">
      <style:text-properties fo:font-size="10pt" style:font-size-asian="10pt" style:font-size-complex="10pt"/>
    </style:style>
    <style:style style:name="ce8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ffff99"/>
    </style:style>
    <style:style style:name="ce11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</style:style>
    <style:style style:name="ce14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ffffcc"/>
    </style:style>
    <style:style style:name="ce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</style:style>
    <style:style style:name="ce23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table table:name="Beam Cannons" table:style-name="ta1">
        <table:table-column table:style-name="co3" table:default-cell-style-name="ce1"/>
        <table:table-column table:style-name="co2" table:number-columns-repeated="3" table:default-cell-style-name="ce6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ce14"/>
        <table:table-column table:style-name="co9" table:default-cell-style-name="ce11"/>
        <table:table-column table:style-name="co10" table:default-cell-style-name="ce11"/>
        <table:table-column table:style-name="co9" table:default-cell-style-name="Default"/>
        <table:table-column table:style-name="co2" table:number-columns-repeated="1012" table:default-cell-style-name="ce2"/>
        <table:table-row table:style-name="ro1">
          <table:table-cell table:style-name="Default"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3"/>
          <table:table-cell table:style-name="ce5" office:value-type="string">
            <text:p>Ship specific stats</text:p>
          </table:table-cell>
          <table:table-cell table:style-name="ce5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Damage per salvo</text:p>
          </table:table-cell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2]*[.B$2]*[.D22]" office:value-type="float" office:value="4468.8">
            <text:p>4 468,80</text:p>
          </table:table-cell>
          <table:table-cell table:formula="of:=(1/[.C6])*[.D6]*[.$B$1]" office:value-type="float" office:value="1.66666666666667">
            <text:p>1,67</text:p>
          </table:table-cell>
          <table:table-cell table:formula="of:=[.$E6]*[.$F6]" office:value-type="float" office:value="7448">
            <text:p>7 4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7448">
            <text:p>7 448,0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(1/[.C7])*[.D7]*[.$B$1]" office:value-type="float" office:value="6.6">
            <text:p>6,60</text:p>
          </table:table-cell>
          <table:table-cell table:formula="of:=[.$E7]*[.$F7]" office:value-type="float" office:value="12806.64">
            <text:p>12 806,64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12806.64">
            <text:p>12 806,64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(1/[.C8])*[.D8]*[.$B$1]" office:value-type="float" office:value="6">
            <text:p>6,00</text:p>
          </table:table-cell>
          <table:table-cell table:formula="of:=[.$E8]*[.$F8]" office:value-type="float" office:value="14112">
            <text:p>14 112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14112">
            <text:p>14 112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(1/[.C9])*[.D9]*[.$B$1]" office:value-type="float" office:value="6">
            <text:p>6,00</text:p>
          </table:table-cell>
          <table:table-cell table:formula="of:=[.$E9]*[.$F9]" office:value-type="float" office:value="24696">
            <text:p>24 69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24696">
            <text:p>24 696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0]*[.B$2]*[.D10]" office:value-type="float" office:value="4297.104">
            <text:p>4 297,10</text:p>
          </table:table-cell>
          <table:table-cell table:formula="of:=(1/[.C10])*[.D10]*[.$B$1]" office:value-type="float" office:value="3.95454545454545">
            <text:p>3,95</text:p>
          </table:table-cell>
          <table:table-cell table:formula="of:=[.$E10]*[.$F10]" office:value-type="float" office:value="16993.0930909091">
            <text:p>16 993,0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0]*[.$F10]*[.H10]" office:value-type="float" office:value="16993.0930909091">
            <text:p>16 993,09</text:p>
          </table:table-cell>
          <table:table-cell table:formula="of:=[.J10]*[.I1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1]*[.B$2]*[.D11]" office:value-type="float" office:value="7112.448">
            <text:p>7 112,45</text:p>
          </table:table-cell>
          <table:table-cell table:formula="of:=(1/[.C11])*[.D11]*[.$B$1]" office:value-type="float" office:value="5.33333333333333">
            <text:p>5,33</text:p>
          </table:table-cell>
          <table:table-cell table:formula="of:=[.$E11]*[.$F11]" office:value-type="float" office:value="37933.056">
            <text:p>37 933,0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37933.056">
            <text:p>37 933,06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2]*[.B$2]*[.D12]" office:value-type="float" office:value="28224">
            <text:p>28 224,00</text:p>
          </table:table-cell>
          <table:table-cell table:formula="of:=(1/[.C12])*[.D12]*[.$B$1]" office:value-type="float" office:value="4">
            <text:p>4,00</text:p>
          </table:table-cell>
          <table:table-cell table:formula="of:=[.$E12]*[.$F12]" office:value-type="float" office:value="112896">
            <text:p>112 89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112896">
            <text:p>112 896,00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44688">
            <text:p>44 688,00</text:p>
          </table:table-cell>
          <table:table-cell table:formula="of:=(1/[.C13])*[.D13]*[.$B$1]" office:value-type="float" office:value="3.42857142857143">
            <text:p>3,43</text:p>
          </table:table-cell>
          <table:table-cell table:formula="of:=[.$E13]*[.$F13]" office:value-type="float" office:value="153216">
            <text:p>153 21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153216">
            <text:p>153 216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5]*[.B$2]*[.D15]" office:value-type="float" office:value="5145">
            <text:p>5 145,00</text:p>
          </table:table-cell>
          <table:table-cell table:formula="of:=(1/[.C15])*[.D15]*[.$B$1]" office:value-type="float" office:value="3.75">
            <text:p>3,75</text:p>
          </table:table-cell>
          <table:table-cell table:formula="of:=[.$E15]*[.$F15]" office:value-type="float" office:value="19293.75">
            <text:p>19 293,75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5]*[.$F15]*[.H15]" office:value-type="float" office:value="19293.75">
            <text:p>19 293,75</text:p>
          </table:table-cell>
          <table:table-cell table:formula="of:=[.J15]*[.I1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</text:p>
          </table:table-cell>
          <table:table-cell table:style-name="ce8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8" office:value-type="float" office:value="3.3">
            <text:p>3,30</text:p>
          </table:table-cell>
          <table:table-cell table:formula="of:=[.B16]*[.B$2]*[.D16]" office:value-type="float" office:value="9507.96">
            <text:p>9 507,96</text:p>
          </table:table-cell>
          <table:table-cell table:formula="of:=(1/[.C16])*[.D16]*[.$B$1]" office:value-type="float" office:value="5.5">
            <text:p>5,50</text:p>
          </table:table-cell>
          <table:table-cell table:formula="of:=[.$E16]*[.$F16]" office:value-type="float" office:value="52293.78">
            <text:p>52 293,7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52293.78">
            <text:p>52 293,78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7]*[.B$2]*[.D17]" office:value-type="float" office:value="12224.52">
            <text:p>12 224,52</text:p>
          </table:table-cell>
          <table:table-cell table:formula="of:=(1/[.C17])*[.D17]*[.$B$1]" office:value-type="float" office:value="5.5">
            <text:p>5,50</text:p>
          </table:table-cell>
          <table:table-cell table:formula="of:=[.$E17]*[.$F17]" office:value-type="float" office:value="67234.86">
            <text:p>67 234,8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67234.86">
            <text:p>67 234,86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8]*[.B$2]*[.D18]" office:value-type="float" office:value="8820">
            <text:p>8 820,00</text:p>
          </table:table-cell>
          <table:table-cell table:formula="of:=(1/[.C18])*[.D18]*[.$B$1]" office:value-type="float" office:value="6">
            <text:p>6,00</text:p>
          </table:table-cell>
          <table:table-cell table:formula="of:=[.$E18]*[.$F18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52920">
            <text:p>52 920,0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19]*[.B$2]*[.D19]" office:value-type="float" office:value="23931.6">
            <text:p>23 931,60</text:p>
          </table:table-cell>
          <table:table-cell table:formula="of:=(1/[.C19])*[.D19]*[.$B$1]" office:value-type="float" office:value="4.625">
            <text:p>4,63</text:p>
          </table:table-cell>
          <table:table-cell table:formula="of:=[.$E19]*[.$F19]" office:value-type="float" office:value="110683.65">
            <text:p>110 683,65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110683.65">
            <text:p>110 683,65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FVas</text:p>
          </table:table-cell>
          <table:table-cell table:style-name="ce8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8" office:value-type="float" office:value="3.7">
            <text:p>3,70</text:p>
          </table:table-cell>
          <table:table-cell table:formula="of:=[.B20]*[.B$2]*[.D20]" office:value-type="float" office:value="52649.52">
            <text:p>52 649,52</text:p>
          </table:table-cell>
          <table:table-cell table:formula="of:=(1/[.C20])*[.D20]*[.$B$1]" office:value-type="float" office:value="4.625">
            <text:p>4,63</text:p>
          </table:table-cell>
          <table:table-cell table:formula="of:=[.$E20]*[.$F20]" office:value-type="float" office:value="243504.03">
            <text:p>243 504,03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243504.03">
            <text:p>243 504,03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2]*[.B$2]*[.D22]" office:value-type="float" office:value="4468.8">
            <text:p>4 468,80</text:p>
          </table:table-cell>
          <table:table-cell table:formula="of:=(1/[.C22])*[.D22]*[.$B$1]" office:value-type="float" office:value="4.56">
            <text:p>4,56</text:p>
          </table:table-cell>
          <table:table-cell table:formula="of:=[.$E22]*[.$F22]" office:value-type="float" office:value="20377.728">
            <text:p>20 377,73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2]*[.$F22]*[.H22]" office:value-type="float" office:value="20377.728">
            <text:p>20 377,73</text:p>
          </table:table-cell>
          <table:table-cell table:formula="of:=[.J22]*[.I2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8043.84">
            <text:p>8 043,84</text:p>
          </table:table-cell>
          <table:table-cell table:formula="of:=(1/[.C23])*[.D23]*[.$B$1]" office:value-type="float" office:value="7.125">
            <text:p>7,13</text:p>
          </table:table-cell>
          <table:table-cell table:formula="of:=[.$E23]*[.$F23]" office:value-type="float" office:value="57312.36">
            <text:p>57 312,3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57312.36">
            <text:p>57 312,36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12065.76">
            <text:p>12 065,76</text:p>
          </table:table-cell>
          <table:table-cell table:formula="of:=(1/[.C24])*[.D24]*[.$B$1]" office:value-type="float" office:value="9.5">
            <text:p>9,50</text:p>
          </table:table-cell>
          <table:table-cell table:formula="of:=[.$E24]*[.$F24]" office:value-type="float" office:value="114624.72">
            <text:p>114 624,72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114624.72">
            <text:p>114 624,72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5]*[.B$2]*[.D25]" office:value-type="float" office:value="24696">
            <text:p>24 696,00</text:p>
          </table:table-cell>
          <table:table-cell table:formula="of:=(1/[.C25])*[.D25]*[.$B$1]" office:value-type="float" office:value="21">
            <text:p>21,00</text:p>
          </table:table-cell>
          <table:table-cell table:formula="of:=[.$E25]*[.$F25]" office:value-type="float" office:value="518616">
            <text:p>518 61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518616">
            <text:p>518 616,0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86436">
            <text:p>86 436,00</text:p>
          </table:table-cell>
          <table:table-cell table:formula="of:=(1/[.C26])*[.D26]*[.$B$1]" office:value-type="float" office:value="21">
            <text:p>21,00</text:p>
          </table:table-cell>
          <table:table-cell table:formula="of:=[.$E26]*[.$F26]" office:value-type="float" office:value="1815156">
            <text:p>1 815 1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1815156">
            <text:p>1 815 156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9" table:number-columns-repeated="7"/>
          <table:table-cell table:style-name="ce16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S-AAA-Weak</text:p>
          </table:table-cell>
          <table:table-cell table:number-columns-repeated="2" table:style-name="ce10" office:value-type="float" office:value="5">
            <text:p>5,00</text:p>
          </table:table-cell>
          <table:table-cell table:style-name="ce10" office:value-type="float" office:value="3">
            <text:p>3,00</text:p>
          </table:table-cell>
          <table:table-cell table:formula="of:=[.B28]*[.B$2]*[.D28]" office:value-type="float" office:value="88.2">
            <text:p>88,20</text:p>
          </table:table-cell>
          <table:table-cell table:formula="of:=(1/[.C28])*[.D28]*[.$B$1]" office:value-type="float" office:value="18">
            <text:p>18,00</text:p>
          </table:table-cell>
          <table:table-cell table:formula="of:=[.$E28]*[.$F28]" office:value-type="float" office:value="1587.6">
            <text:p>1 587,60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8]*[.$F28]*[.H28]" office:value-type="float" office:value="1587.6">
            <text:p>1 587,60</text:p>
          </table:table-cell>
          <table:table-cell table:formula="of:=[.J28]*[.I2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AAA</text:p>
          </table:table-cell>
          <table:table-cell table:style-name="ce10" office:value-type="float" office:value="9">
            <text:p>9,00</text:p>
          </table:table-cell>
          <table:table-cell table:style-name="ce10" office:value-type="float" office:value="5">
            <text:p>5,00</text:p>
          </table:table-cell>
          <table:table-cell table:style-name="ce10" office:value-type="float" office:value="3.5">
            <text:p>3,50</text:p>
          </table:table-cell>
          <table:table-cell table:formula="of:=[.B29]*[.B$2]*[.D29]" office:value-type="float" office:value="185.22">
            <text:p>185,22</text:p>
          </table:table-cell>
          <table:table-cell table:formula="of:=(1/[.C29])*[.D29]*[.$B$1]" office:value-type="float" office:value="21">
            <text:p>21,00</text:p>
          </table:table-cell>
          <table:table-cell table:formula="of:=[.$E29]*[.$F29]" office:value-type="float" office:value="3889.62">
            <text:p>3 889,62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9]*[.$F29]*[.H29]" office:value-type="float" office:value="3889.62">
            <text:p>3 889,62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AAf</text:p>
          </table:table-cell>
          <table:table-cell table:style-name="ce10" office:value-type="float" office:value="14">
            <text:p>14,00</text:p>
          </table:table-cell>
          <table:table-cell table:style-name="ce10" office:value-type="float" office:value="5.5">
            <text:p>5,50</text:p>
          </table:table-cell>
          <table:table-cell table:style-name="ce10" office:value-type="float" office:value="2.5">
            <text:p>2,50</text:p>
          </table:table-cell>
          <table:table-cell table:formula="of:=[.B30]*[.B$2]*[.D30]" office:value-type="float" office:value="205.8">
            <text:p>205,80</text:p>
          </table:table-cell>
          <table:table-cell table:formula="of:=(1/[.C30])*[.D30]*[.$B$1]" office:value-type="float" office:value="13.6363636363636">
            <text:p>13,64</text:p>
          </table:table-cell>
          <table:table-cell table:formula="of:=[.$E30]*[.$F30]" office:value-type="float" office:value="2806.36363636364">
            <text:p>2 806,36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0]*[.$F30]*[.H30]" office:value-type="float" office:value="2806.36363636364">
            <text:p>2 806,36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LTRA Anti-Fighter Beam</text:p>
          </table:table-cell>
          <table:table-cell table:style-name="ce10" office:value-type="float" office:value="30">
            <text:p>30,00</text:p>
          </table:table-cell>
          <table:table-cell table:style-name="ce10" office:value-type="float" office:value="2.2">
            <text:p>2,20</text:p>
          </table:table-cell>
          <table:table-cell table:style-name="ce10" office:value-type="float" office:value="2.5">
            <text:p>2,50</text:p>
          </table:table-cell>
          <table:table-cell table:formula="of:=[.B31]*[.B$2]*[.D31]" office:value-type="float" office:value="441">
            <text:p>441,00</text:p>
          </table:table-cell>
          <table:table-cell table:formula="of:=(1/[.C31])*[.D31]*[.$B$1]" office:value-type="float" office:value="34.0909090909091">
            <text:p>34,09</text:p>
          </table:table-cell>
          <table:table-cell table:formula="of:=[.$E31]*[.$F31]" office:value-type="float" office:value="15034.0909090909">
            <text:p>15 034,09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1]*[.$F31]*[.H31]" office:value-type="float" office:value="15034.0909090909">
            <text:p>15 034,09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12" table:default-cell-style-name="ce22"/>
        <table:table-column table:style-name="co4" table:default-cell-style-name="ce11"/>
        <table:table-column table:style-name="co13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4" table:default-cell-style-name="ce17"/>
        <table:table-column table:style-name="co15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(1/[.C6])*[.D6]*[.$B$1]" office:value-type="float" office:value="15">
            <text:p>15,00</text:p>
          </table:table-cell>
          <table:table-cell table:formula="of:=[.$F6]*[.$H6]*[.$J$1]" office:value-type="float" office:value="882">
            <text:p>882,00</text:p>
          </table:table-cell>
          <table:table-cell table:formula="of:=[.$F6]*[.$H6]*[.$J$2]" office:value-type="float" office:value="4410">
            <text:p>4 410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882">
            <text:p>882,00</text:p>
          </table:table-cell>
          <table:table-cell table:formula="of:=[.$F6]*[.$H6]*[.$K6]*[.$J$2]" office:value-type="float" office:value="4410">
            <text:p>4 410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(1/[.C7])*[.D7]*[.$B$1]" office:value-type="float" office:value="18">
            <text:p>18,00</text:p>
          </table:table-cell>
          <table:table-cell table:formula="of:=[.$F7]*[.$H7]*[.$J$1]" office:value-type="float" office:value="11907">
            <text:p>11 907,00</text:p>
          </table:table-cell>
          <table:table-cell table:formula="of:=[.$F7]*[.$H7]*[.$J$2]" office:value-type="float" office:value="59535">
            <text:p>59 535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11907">
            <text:p>11 907,00</text:p>
          </table:table-cell>
          <table:table-cell table:formula="of:=[.$F7]*[.$H7]*[.$K7]*[.$J$2]" office:value-type="float" office:value="59535">
            <text:p>59 535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(1/[.C8])*[.D8]*[.$B$1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(1/[.C9])*[.D9]*[.$B$1]" office:value-type="float" office:value="30">
            <text:p>30,00</text:p>
          </table:table-cell>
          <table:table-cell table:formula="of:=[.$F9]*[.$H9]*[.$J$1]" office:value-type="float" office:value="105840">
            <text:p>105 840,00</text:p>
          </table:table-cell>
          <table:table-cell table:formula="of:=[.$F9]*[.$H9]*[.$J$2]" office:value-type="float" office:value="529200">
            <text:p>529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0">
            <text:p>105 840,00</text:p>
          </table:table-cell>
          <table:table-cell table:formula="of:=[.$F9]*[.$H9]*[.$K9]*[.$J$2]" office:value-type="float" office:value="529200">
            <text:p>529 20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(1/[.C10])*[.D10]*[.$B$1]" office:value-type="float" office:value="150">
            <text:p>150,00</text:p>
          </table:table-cell>
          <table:table-cell table:formula="of:=[.$F10]*[.$H10]*[.$J$1]" office:value-type="float" office:value="264600">
            <text:p>264 600,00</text:p>
          </table:table-cell>
          <table:table-cell table:formula="of:=[.$F10]*[.$H10]*[.$J$2]" office:value-type="float" office:value="1323000">
            <text:p>1 323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0">
            <text:p>264 600,00</text:p>
          </table:table-cell>
          <table:table-cell table:formula="of:=[.$F10]*[.$H10]*[.$K10]*[.$J$2]" office:value-type="float" office:value="1323000">
            <text:p>1 323 0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(1/[.C12])*[.D12]*[.$B$1]" office:value-type="float" office:value="30">
            <text:p>30,00</text:p>
          </table:table-cell>
          <table:table-cell table:formula="of:=[.$F12]*[.$H12]*[.$J$1]" office:value-type="float" office:value="5292">
            <text:p>5 292,00</text:p>
          </table:table-cell>
          <table:table-cell table:formula="of:=[.$F12]*[.$H12]*[.$J$2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5292">
            <text:p>5 292,00</text:p>
          </table:table-cell>
          <table:table-cell table:formula="of:=[.$F12]*[.$H12]*[.$K12]*[.$J$2]" office:value-type="float" office:value="26460">
            <text:p>26 46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(1/[.C13])*[.D13]*[.$B$1]" office:value-type="float" office:value="30">
            <text:p>30,00</text:p>
          </table:table-cell>
          <table:table-cell table:formula="of:=[.$F13]*[.$H13]*[.$J$1]" office:value-type="float" office:value="158760">
            <text:p>158 760,00</text:p>
          </table:table-cell>
          <table:table-cell table:formula="of:=[.$F13]*[.$H13]*[.$J$2]" office:value-type="float" office:value="793800">
            <text:p>793 8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158760">
            <text:p>158 760,00</text:p>
          </table:table-cell>
          <table:table-cell table:formula="of:=[.$F13]*[.$H13]*[.$K13]*[.$J$2]" office:value-type="float" office:value="793800">
            <text:p>793 80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(1/[.C14])*[.D14]*[.$B$1]" office:value-type="float" office:value="600">
            <text:p>600,00</text:p>
          </table:table-cell>
          <table:table-cell table:formula="of:=[.$F14]*[.$H14]*[.$J$1]" office:value-type="float" office:value="5644800">
            <text:p>5 644 800,00</text:p>
          </table:table-cell>
          <table:table-cell table:formula="of:=[.$F14]*[.$H14]*[.$J$2]" office:value-type="float" office:value="28224000">
            <text:p>28 224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5644800">
            <text:p>5 644 800,00</text:p>
          </table:table-cell>
          <table:table-cell table:formula="of:=[.$F14]*[.$H14]*[.$K14]*[.$J$2]" office:value-type="float" office:value="28224000">
            <text:p>28 224 0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(1/[.C16])*[.D16]*[.$B$1]" office:value-type="float" office:value="150">
            <text:p>150,00</text:p>
          </table:table-cell>
          <table:table-cell table:formula="of:=[.$F16]*[.$H16]*[.$J$1]" office:value-type="float" office:value="1102500">
            <text:p>1 102 500,00</text:p>
          </table:table-cell>
          <table:table-cell table:formula="of:=[.$F16]*[.$H16]*[.$J$2]" office:value-type="float" office:value="5512500">
            <text:p>5 51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1102500">
            <text:p>1 102 500,00</text:p>
          </table:table-cell>
          <table:table-cell table:formula="of:=[.$F16]*[.$H16]*[.$K16]*[.$J$2]" office:value-type="float" office:value="5512500">
            <text:p>5 51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(1/[.C17])*[.D17]*[.$B$1]" office:value-type="float" office:value="90">
            <text:p>90,00</text:p>
          </table:table-cell>
          <table:table-cell table:formula="of:=[.$F17]*[.$H17]*[.$J$1]" office:value-type="float" office:value="10716300">
            <text:p>10 716 300,00</text:p>
          </table:table-cell>
          <table:table-cell table:formula="of:=[.$F17]*[.$H17]*[.$J$2]" office:value-type="float" office:value="53581500">
            <text:p>53 581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10716300">
            <text:p>10 716 300,00</text:p>
          </table:table-cell>
          <table:table-cell table:formula="of:=[.$F17]*[.$H17]*[.$K17]*[.$J$2]" office:value-type="float" office:value="53581500">
            <text:p>53 581 5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(1/[.C18])*[.D18]*[.$B$1]" office:value-type="float" office:value="180">
            <text:p>180,00</text:p>
          </table:table-cell>
          <table:table-cell table:formula="of:=[.$F18]*[.$H18]*[.$J$1]" office:value-type="float" office:value="79380000">
            <text:p>79 380 000,00</text:p>
          </table:table-cell>
          <table:table-cell table:formula="of:=[.$F18]*[.$H18]*[.$J$2]" office:value-type="float" office:value="396900000">
            <text:p>396 90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79380000">
            <text:p>79 380 000,00</text:p>
          </table:table-cell>
          <table:table-cell table:formula="of:=[.$F18]*[.$H18]*[.$K18]*[.$J$2]" office:value-type="float" office:value="396900000">
            <text:p>396 900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(1/[.C19])*[.D19]*[.$B$1]" office:value-type="float" office:value="90">
            <text:p>90,00</text:p>
          </table:table-cell>
          <table:table-cell table:formula="of:=[.$F19]*[.$H19]*[.$J$1]" office:value-type="float" office:value="238140000">
            <text:p>238 140 000,00</text:p>
          </table:table-cell>
          <table:table-cell table:formula="of:=[.$F19]*[.$H19]*[.$J$2]" office:value-type="float" office:value="1190700000">
            <text:p>1 190 70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238140000">
            <text:p>238 140 000,00</text:p>
          </table:table-cell>
          <table:table-cell table:formula="of:=[.$F19]*[.$H19]*[.$K19]*[.$J$2]" office:value-type="float" office:value="1190700000">
            <text:p>1 190 70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1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4-01-24T21:55:55.56</dc:date>
    <meta:editing-duration>PT1H23M47S</meta:editing-duration>
    <meta:editing-cycles>31</meta:editing-cycles>
    <meta:generator>LibreOffice/3.4$Win32 LibreOffice_project/340m1$Build-302</meta:generator>
    <meta:document-statistic meta:table-count="3" meta:cell-count="490" meta:object-count="0"/>
  </office:meta>
</office:document-meta>
</file>